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language="ca" fo:country="ES"/>
    </style:style>
    <style:style style:name="P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5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6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7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8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9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0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1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5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6" style:family="paragraph" style:parent-style-name="Standard" style:list-style-name="Numbering_20_1">
      <style:text-properties style:font-name="Helvetica" fo:language="ca" fo:country="ES"/>
    </style:style>
    <style:style style:name="P17" style:family="paragraph" style:parent-style-name="Standard" style:list-style-name="Numbering_20_1"/>
    <style:style style:name="P18" style:family="paragraph" style:parent-style-name="Standard">
      <style:paragraph-properties fo:margin-left="0cm" fo:margin-right="0cm" fo:text-indent="0cm" style:auto-text-indent="false"/>
      <style:text-properties style:font-name="Helvetica" fo:language="ca" fo:country="ES"/>
    </style:style>
    <style:style style:name="P19" style:family="paragraph" style:parent-style-name="Heading_20_2" style:master-page-name="Standard"/>
    <style:style style:name="T1" style:family="text">
      <style:text-properties style:font-name="Helvetica" fo:font-size="11pt" fo:language="ca" fo:country="ES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Cancel·lar comanda</text:h>
      <text:h text:style-name="Heading_20_3" text:outline-level="3">Descripció del curs típic d'esdeveniments</text:h>
      <text:h text:style-name="Heading_20_4" text:outline-level="4">Actors</text:h>
      <text:p text:style-name="P18">Gestor de comandes</text:p>
      <text:p text:style-name="P18">Client</text:p>
      <text:h text:style-name="Heading_20_4" text:outline-level="4">Precondicions</text:h>
      <text:p text:style-name="P1">L’usuari, ja sigui el gestor de comandes o el client, està registrat al sistema.</text:p>
      <text:h text:style-name="Heading_20_4" text:outline-level="4">Fluxe principal</text:h>
      <text:list text:style-name="Numbering_20_1">
        <text:list-item>
          <text:p text:style-name="P17"><text:span text:style-name="T1">L’usuari</text:span><text:span text:style-name="T1"> es troba identificat al sistema i selecciona de cancel·lar una comanda</text:span></text:p>
        </text:list-item>
        <text:list-item>
          <text:p text:style-name="P2">L’usuari introdueix la informació de la comanda que vol cancel·lar.</text:p>
        </text:list-item>
        <text:list-item>
          <text:p text:style-name="P2">En el cas que només existeixi una comanda passa directament al pas X del fluxe principal.</text:p>
        </text:list-item>
        <text:list-item>
          <text:p text:style-name="P2">El sistema mostra un llistat amb totes les comandes que compleixen les restriccions introduides per l’usuari.</text:p>
        </text:list-item>
        <text:list-item>
          <text:p text:style-name="P2">L’usuari sel·lecciona la comanda que vol cancel·lar.</text:p>
        </text:list-item>
        <text:list-item>
          <text:p text:style-name="P2">El sistema mostra la informació completa d’aquella comanda</text:p>
        </text:list-item>
        <text:list-item>
          <text:p text:style-name="P2">L’usuari confirma que vol cancel·lar aquella comanda</text:p>
        </text:list-item>
        <text:list-item>
          <text:p text:style-name="P2">El sistema confirma la cancel·lació</text:p>
        </text:list-item>
        <text:list-item>
          <text:p text:style-name="P16">El cas d’ús acaba</text:p>
        </text:list-item>
      </text:list>
      <text:h text:style-name="Heading_20_4" text:outline-level="4">Fluxe alternatius</text:h>
      <text:h text:style-name="Heading_20_5" text:outline-level="5">No existeix cap comanda amb aquest identificador</text:h>
      <text:list text:style-name="Numbering_20_1">
        <text:list-item text:start-value="1">
          <text:p text:style-name="P2">El sistema informa a l’usuari que no existeix cap comanda amb aquest identificador</text:p>
        </text:list-item>
        <text:list-item>
          <text:p text:style-name="P2">Torna al pas 2 del fluxe pricipal</text:p>
        </text:list-item>
        <text:list-item>
          <text:p text:style-name="P2">Falten dades</text:p>
        </text:list-item>
        <text:list-item>
          <text:p text:style-name="P2">El sistema informa a l’usuari que les dades introduides no estan completes</text:p>
        </text:list-item>
        <text:list-item>
          <text:p text:style-name="P2">Torna al pas 2 del fluxe principal</text:p>
        </text:list-item>
      </text:list>
      <text:h text:style-name="Heading_20_5" text:outline-level="5">No es permet cancel·lar</text:h>
      <text:list text:style-name="Numbering_20_1">
        <text:list-item text:start-value="1">
          <text:p text:style-name="P2">El sistema informa a l’usuari que la comanda que vol cancel·lar no es pot cancel·lar</text:p>
        </text:list-item>
        <text:list-item>
          <text:p text:style-name="P2">Acaba el cas d’ú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13T09:02:54</dc:date>
    <dc:language>es-ES</dc:language>
    <meta:editing-cycles>8</meta:editing-cycles>
    <meta:editing-duration>PT1H47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187" meta:character-count="1179"/>
  </office:meta>
</office:document-meta>
</file>